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%</text:p>
          </table:table-cell>
          <table:table-cell table:number-columns-repeated="1019"/>
        </table:table-row>
        <table:table-row table:style-name="ro1">
          <table:table-cell office:value-type="float" office:value="2560" calcext:value-type="float">
            <text:p>256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[.C2]/11011*100" office:value-type="float" office:value="0.281536645173009" calcext:value-type="float">
            <text:p>0.281536645173009</text:p>
          </table:table-cell>
          <table:table-cell table:number-columns-repeated="1019"/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3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4" office:value-type="float" office:value="1311" calcext:value-type="float">
            <text:p>1311</text:p>
          </table:table-cell>
          <table:table-cell table:style-name="ce1" table:formula="of:=SUM([.C4:.C5])" office:value-type="float" office:value="1330" calcext:value-type="float">
            <text:p>1330</text:p>
          </table:table-cell>
          <table:table-cell table:style-name="ce1" table:formula="of:=[.C4]/11011*100" office:value-type="float" office:value="11.9062755426392" calcext:value-type="float">
            <text:p>11.9062755426392</text:p>
          </table:table-cell>
          <table:table-cell table:style-name="ce1" table:number-columns-repeated="1019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4" office:value-type="float" office:value="19" calcext:value-type="float">
            <text:p>19</text:p>
          </table:table-cell>
          <table:table-cell table:style-name="ce1"/>
          <table:table-cell table:style-name="ce1" table:formula="of:=[.C5]/11011*100" office:value-type="float" office:value="0.172554718009263" calcext:value-type="float">
            <text:p>0.172554718009263</text:p>
          </table:table-cell>
          <table:table-cell table:style-name="ce1" table:number-columns-repeated="1019"/>
        </table:table-row>
        <table:table-row table:style-name="ro1">
          <table:table-cell office:value-type="float" office:value="1680" calcext:value-type="float">
            <text:p>1680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C6]/11011*100" office:value-type="float" office:value="0.690218872037054" calcext:value-type="float">
            <text:p>0.690218872037054</text:p>
          </table:table-cell>
          <table:table-cell table:number-columns-repeated="1019"/>
        </table:table-row>
        <table:table-row table:style-name="ro1">
          <table:table-cell office:value-type="float" office:value="1603" calcext:value-type="float">
            <text:p>160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7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table:formula="of:=[.C8]/11011*100" office:value-type="float" office:value="2.26137498864772" calcext:value-type="float">
            <text:p>2.26137498864772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[.C9]/11011*100" office:value-type="float" office:value="0.236127508854782" calcext:value-type="float">
            <text:p>0.236127508854782</text:p>
          </table:table-cell>
          <table:table-cell table:number-columns-repeated="1019"/>
        </table:table-row>
        <table:table-row table:style-name="ro1">
          <table:table-cell office:value-type="float" office:value="1536" calcext:value-type="float">
            <text:p>1536</text:p>
          </table:table-cell>
          <table:table-cell/>
          <table:table-cell office:value-type="float" office:value="546" calcext:value-type="float">
            <text:p>546</text:p>
          </table:table-cell>
          <table:table-cell/>
          <table:table-cell table:formula="of:=[.C10]/11011*100" office:value-type="float" office:value="4.95867768595041" calcext:value-type="float">
            <text:p>4.95867768595041</text:p>
          </table:table-cell>
          <table:table-cell table:number-columns-repeated="1019"/>
        </table:table-row>
        <table:table-row table:style-name="ro1">
          <table:table-cell office:value-type="float" office:value="1536" calcext:value-type="float">
            <text:p>153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11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1440" calcext:value-type="float">
            <text:p>144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[.C12]/11011*100" office:value-type="float" office:value="1.36227408954682" calcext:value-type="float">
            <text:p>1.36227408954682</text:p>
          </table:table-cell>
          <table:table-cell table:number-columns-repeated="1019"/>
        </table:table-row>
        <table:table-row table:style-name="ro1">
          <table:table-cell office:value-type="float" office:value="1366" calcext:value-type="float">
            <text:p>1366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table:formula="of:=[.C13]/11011*100" office:value-type="float" office:value="6.82045227499773" calcext:value-type="float">
            <text:p>6.82045227499773</text:p>
          </table:table-cell>
          <table:table-cell table:number-columns-repeated="1019"/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C14]/11011*100" office:value-type="float" office:value="0.51766415402779" calcext:value-type="float">
            <text:p>0.51766415402779</text:p>
          </table:table-cell>
          <table:table-cell table:number-columns-repeated="1019"/>
        </table:table-row>
        <table:table-row table:style-name="ro1">
          <table:table-cell office:value-type="float" office:value="1344" calcext:value-type="float">
            <text:p>134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15]/11011*100" office:value-type="float" office:value="0.0999000999000999" calcext:value-type="float">
            <text:p>0.0999000999000999</text:p>
          </table:table-cell>
          <table:table-cell table:number-columns-repeated="1019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/>
          <table:table-cell table:style-name="ce5" office:value-type="float" office:value="228" calcext:value-type="float">
            <text:p>228</text:p>
          </table:table-cell>
          <table:table-cell table:style-name="ce1" table:formula="of:=SUM([.C16:.C20])" office:value-type="float" office:value="535" calcext:value-type="float">
            <text:p>535</text:p>
          </table:table-cell>
          <table:table-cell table:style-name="ce2" table:formula="of:=[.C16]/11011*100" office:value-type="float" office:value="2.07065661611116" calcext:value-type="float">
            <text:p>2.0706566161111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/>
          <table:table-cell table:style-name="ce5" office:value-type="float" office:value="217" calcext:value-type="float">
            <text:p>217</text:p>
          </table:table-cell>
          <table:table-cell table:style-name="ce2"/>
          <table:table-cell table:style-name="ce2" table:formula="of:=[.C17]/11011*100" office:value-type="float" office:value="1.97075651621106" calcext:value-type="float">
            <text:p>1.9707565162110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/>
          <table:table-cell table:style-name="ce5" office:value-type="float" office:value="68" calcext:value-type="float">
            <text:p>68</text:p>
          </table:table-cell>
          <table:table-cell table:style-name="ce2"/>
          <table:table-cell table:style-name="ce2" table:formula="of:=[.C18]/11011*100" office:value-type="float" office:value="0.61756425392789" calcext:value-type="float">
            <text:p>0.6175642539278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/>
          <table:table-cell table:style-name="ce5" office:value-type="float" office:value="14" calcext:value-type="float">
            <text:p>14</text:p>
          </table:table-cell>
          <table:table-cell table:style-name="ce2"/>
          <table:table-cell table:style-name="ce2" table:formula="of:=[.C19]/11011*100" office:value-type="float" office:value="0.127145581691036" calcext:value-type="float">
            <text:p>0.12714558169103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/>
          <table:table-cell table:style-name="ce5" office:value-type="float" office:value="8" calcext:value-type="float">
            <text:p>8</text:p>
          </table:table-cell>
          <table:table-cell table:style-name="ce2"/>
          <table:table-cell table:style-name="ce2" table:formula="of:=[.C20]/11011*100" office:value-type="float" office:value="0.0726546181091636" calcext:value-type="float">
            <text:p>0.0726546181091636</text:p>
          </table:table-cell>
          <table:table-cell table:style-name="ce2" table:number-columns-repeated="1019"/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21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22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23]/11011*100" office:value-type="float" office:value="0.136227408954682" calcext:value-type="float">
            <text:p>0.136227408954682</text:p>
          </table:table-cell>
          <table:table-cell table:number-columns-repeated="1019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[.C24]/11011*100" office:value-type="float" office:value="0.354191263282172" calcext:value-type="float">
            <text:p>0.354191263282172</text:p>
          </table:table-cell>
          <table:table-cell table:number-columns-repeated="1019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[.C25]/11011*100" office:value-type="float" office:value="0.181636545272909" calcext:value-type="float">
            <text:p>0.181636545272909</text:p>
          </table:table-cell>
          <table:table-cell table:number-columns-repeated="1019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C26]/11011*100" office:value-type="float" office:value="0.163472890745618" calcext:value-type="float">
            <text:p>0.163472890745618</text:p>
          </table:table-cell>
          <table:table-cell table:number-columns-repeated="1019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C27]/11011*100" office:value-type="float" office:value="0.0726546181091636" calcext:value-type="float">
            <text:p>0.0726546181091636</text:p>
          </table:table-cell>
          <table:table-cell table:number-columns-repeated="1019"/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C28]/11011*100" office:value-type="float" office:value="0.081736445372809" calcext:value-type="float">
            <text:p>0.081736445372809</text:p>
          </table:table-cell>
          <table:table-cell table:number-columns-repeated="1019"/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29]/11011*100" office:value-type="float" office:value="0.0999000999000999" calcext:value-type="float">
            <text:p>0.0999000999000999</text:p>
          </table:table-cell>
          <table:table-cell table:number-columns-repeated="1019"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C30]/11011*100" office:value-type="float" office:value="0.163472890745618" calcext:value-type="float">
            <text:p>0.163472890745618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formula="of:=[.C31]/11011*100" office:value-type="float" office:value="0.499500499500499" calcext:value-type="float">
            <text:p>0.499500499500499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C32]/11011*100" office:value-type="float" office:value="0.0726546181091636" calcext:value-type="float">
            <text:p>0.0726546181091636</text:p>
          </table:table-cell>
          <table:table-cell table:number-columns-repeated="1019"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C33]/11011*100" office:value-type="float" office:value="0.208882027063845" calcext:value-type="float">
            <text:p>0.208882027063845</text:p>
          </table:table-cell>
          <table:table-cell table:number-columns-repeated="1019"/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34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35]/11011*100" office:value-type="float" office:value="0.0544909635818727" calcext:value-type="float">
            <text:p>0.0544909635818727</text:p>
          </table:table-cell>
          <table:table-cell table:number-columns-repeated="1019"/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36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[.C37]/11011*100" office:value-type="float" office:value="0.163472890745618" calcext:value-type="float">
            <text:p>0.163472890745618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C38]/11011*100" office:value-type="float" office:value="0.081736445372809" calcext:value-type="float">
            <text:p>0.081736445372809</text:p>
          </table:table-cell>
          <table:table-cell table:number-columns-repeated="1019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C39]/11011*100" office:value-type="float" office:value="0.472255017709563" calcext:value-type="float">
            <text:p>0.472255017709563</text:p>
          </table:table-cell>
          <table:table-cell table:number-columns-repeated="1019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table:formula="of:=[.C40]/11011*100" office:value-type="float" office:value="1.21696485332849" calcext:value-type="float">
            <text:p>1.21696485332849</text:p>
          </table:table-cell>
          <table:table-cell table:number-columns-repeated="1019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41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/>
          <table:table-cell table:style-name="ce5" office:value-type="float" office:value="388" calcext:value-type="float">
            <text:p>388</text:p>
          </table:table-cell>
          <table:table-cell table:style-name="ce1" table:formula="of:=SUM([.C42:.C49])" office:value-type="float" office:value="1347" calcext:value-type="float">
            <text:p>1347</text:p>
          </table:table-cell>
          <table:table-cell table:style-name="ce2" table:formula="of:=[.C42]/11011*100" office:value-type="float" office:value="3.52374897829443" calcext:value-type="float">
            <text:p>3.5237489782944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/>
          <table:table-cell table:style-name="ce5" office:value-type="float" office:value="74" calcext:value-type="float">
            <text:p>74</text:p>
          </table:table-cell>
          <table:table-cell table:style-name="ce2"/>
          <table:table-cell table:style-name="ce2" table:formula="of:=[.C43]/11011*100" office:value-type="float" office:value="0.672055217509763" calcext:value-type="float">
            <text:p>0.67205521750976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/>
          <table:table-cell table:style-name="ce5" office:value-type="float" office:value="462" calcext:value-type="float">
            <text:p>462</text:p>
          </table:table-cell>
          <table:table-cell table:style-name="ce2"/>
          <table:table-cell table:style-name="ce2" table:formula="of:=[.C44]/11011*100" office:value-type="float" office:value="4.1958041958042" calcext:value-type="float">
            <text:p>4.195804195804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/>
          <table:table-cell table:style-name="ce5" office:value-type="float" office:value="222" calcext:value-type="float">
            <text:p>222</text:p>
          </table:table-cell>
          <table:table-cell table:style-name="ce2"/>
          <table:table-cell table:style-name="ce2" table:formula="of:=[.C45]/11011*100" office:value-type="float" office:value="2.01616565252929" calcext:value-type="float">
            <text:p>2.0161656525292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/>
          <table:table-cell table:style-name="ce5" office:value-type="float" office:value="103" calcext:value-type="float">
            <text:p>103</text:p>
          </table:table-cell>
          <table:table-cell table:style-name="ce2"/>
          <table:table-cell table:style-name="ce2" table:formula="of:=[.C46]/11011*100" office:value-type="float" office:value="0.935428208155481" calcext:value-type="float">
            <text:p>0.93542820815548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/>
          <table:table-cell table:style-name="ce5" office:value-type="float" office:value="70" calcext:value-type="float">
            <text:p>70</text:p>
          </table:table-cell>
          <table:table-cell table:style-name="ce2"/>
          <table:table-cell table:style-name="ce2" table:formula="of:=[.C47]/11011*100" office:value-type="float" office:value="0.635727908455181" calcext:value-type="float">
            <text:p>0.635727908455181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/>
          <table:table-cell table:style-name="ce5" office:value-type="float" office:value="14" calcext:value-type="float">
            <text:p>14</text:p>
          </table:table-cell>
          <table:table-cell table:style-name="ce2"/>
          <table:table-cell table:style-name="ce2" table:formula="of:=[.C48]/11011*100" office:value-type="float" office:value="0.127145581691036" calcext:value-type="float">
            <text:p>0.12714558169103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/>
          <table:table-cell table:style-name="ce5" office:value-type="float" office:value="14" calcext:value-type="float">
            <text:p>14</text:p>
          </table:table-cell>
          <table:table-cell table:style-name="ce2"/>
          <table:table-cell table:style-name="ce2" table:formula="of:=[.C49]/11011*100" office:value-type="float" office:value="0.127145581691036" calcext:value-type="float">
            <text:p>0.127145581691036</text:p>
          </table:table-cell>
          <table:table-cell table:style-name="ce2"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C50]/11011*100" office:value-type="float" office:value="0.0726546181091636" calcext:value-type="float">
            <text:p>0.0726546181091636</text:p>
          </table:table-cell>
          <table:table-cell table:number-columns-repeated="1019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C51]/11011*100" office:value-type="float" office:value="0.118063754427391" calcext:value-type="float">
            <text:p>0.118063754427391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750" calcext:value-type="float">
            <text:p>750</text:p>
          </table:table-cell>
          <table:table-cell/>
          <table:table-cell table:formula="of:=[.C52]/11011*100" office:value-type="float" office:value="6.81137044773408" calcext:value-type="float">
            <text:p>6.81137044773408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table:formula="of:=[.C53]/11011*100" office:value-type="float" office:value="5.73971483062392" calcext:value-type="float">
            <text:p>5.73971483062392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table:formula="of:=[.C54]/11011*100" office:value-type="float" office:value="0.753791662882572" calcext:value-type="float">
            <text:p>0.753791662882572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[.C55]/11011*100" office:value-type="float" office:value="0.326945781491236" calcext:value-type="float">
            <text:p>0.326945781491236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[.C56]/11011*100" office:value-type="float" office:value="0.2997002997003" calcext:value-type="float">
            <text:p>0.2997002997003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[.C57]/11011*100" office:value-type="float" office:value="0.281536645173009" calcext:value-type="float">
            <text:p>0.281536645173009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C58]/11011*100" office:value-type="float" office:value="0.0726546181091636" calcext:value-type="float">
            <text:p>0.0726546181091636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9]/11011*100" office:value-type="float" office:value="0.0544909635818727" calcext:value-type="float">
            <text:p>0.0544909635818727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formula="of:=[.C60]/11011*100" office:value-type="float" office:value="2.41576605212969" calcext:value-type="float">
            <text:p>2.41576605212969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formula="of:=[.C61]/11011*100" office:value-type="float" office:value="1.53482880755608" calcext:value-type="float">
            <text:p>1.53482880755608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formula="of:=[.C62]/11011*100" office:value-type="float" office:value="1.48033784397421" calcext:value-type="float">
            <text:p>1.48033784397421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C63]/11011*100" office:value-type="float" office:value="0.672055217509763" calcext:value-type="float">
            <text:p>0.672055217509763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[.C64]/11011*100" office:value-type="float" office:value="0.217963854327491" calcext:value-type="float">
            <text:p>0.217963854327491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5]/11011*100" office:value-type="float" office:value="0.0544909635818727" calcext:value-type="float">
            <text:p>0.0544909635818727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C66]/11011*100" office:value-type="float" office:value="0.127145581691036" calcext:value-type="float">
            <text:p>0.127145581691036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table:formula="of:=[.C67]/11011*100" office:value-type="float" office:value="2.28862047043865" calcext:value-type="float">
            <text:p>2.28862047043865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table:formula="of:=[.C68]/11011*100" office:value-type="float" office:value="1.58023794387431" calcext:value-type="float">
            <text:p>1.58023794387431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C69]/11011*100" office:value-type="float" office:value="0.254291163382072" calcext:value-type="float">
            <text:p>0.254291163382072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[.C70]/11011*100" office:value-type="float" office:value="0.208882027063845" calcext:value-type="float">
            <text:p>0.208882027063845</text:p>
          </table:table-cell>
          <table:table-cell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716" calcext:value-type="float">
            <text:p>716</text:p>
          </table:table-cell>
          <table:table-cell table:style-name="ce1" table:formula="of:=SUM([.C71:.C84])" office:value-type="float" office:value="2057" calcext:value-type="float">
            <text:p>2057</text:p>
          </table:table-cell>
          <table:table-cell table:style-name="ce2" table:formula="of:=[.C71]/11011*100" office:value-type="float" office:value="6.50258832077014" calcext:value-type="float">
            <text:p>6.5025883207701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318" calcext:value-type="float">
            <text:p>318</text:p>
          </table:table-cell>
          <table:table-cell table:style-name="ce2"/>
          <table:table-cell table:style-name="ce2" table:formula="of:=[.C72]/11011*100" office:value-type="float" office:value="2.88802106983925" calcext:value-type="float">
            <text:p>2.88802106983925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283" calcext:value-type="float">
            <text:p>283</text:p>
          </table:table-cell>
          <table:table-cell table:style-name="ce2"/>
          <table:table-cell table:style-name="ce2" table:formula="of:=[.C73]/11011*100" office:value-type="float" office:value="2.57015711561166" calcext:value-type="float">
            <text:p>2.5701571156116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233" calcext:value-type="float">
            <text:p>233</text:p>
          </table:table-cell>
          <table:table-cell table:style-name="ce2"/>
          <table:table-cell table:style-name="ce2" table:formula="of:=[.C74]/11011*100" office:value-type="float" office:value="2.11606575242939" calcext:value-type="float">
            <text:p>2.1160657524293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221" calcext:value-type="float">
            <text:p>221</text:p>
          </table:table-cell>
          <table:table-cell table:style-name="ce2"/>
          <table:table-cell table:style-name="ce2" table:formula="of:=[.C75]/11011*100" office:value-type="float" office:value="2.00708382526564" calcext:value-type="float">
            <text:p>2.0070838252656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73" calcext:value-type="float">
            <text:p>73</text:p>
          </table:table-cell>
          <table:table-cell table:style-name="ce2"/>
          <table:table-cell table:style-name="ce2" table:formula="of:=[.C76]/11011*100" office:value-type="float" office:value="0.662973390246117" calcext:value-type="float">
            <text:p>0.662973390246117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69" calcext:value-type="float">
            <text:p>69</text:p>
          </table:table-cell>
          <table:table-cell table:style-name="ce2"/>
          <table:table-cell table:style-name="ce2" table:formula="of:=[.C77]/11011*100" office:value-type="float" office:value="0.626646081191536" calcext:value-type="float">
            <text:p>0.626646081191536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44" calcext:value-type="float">
            <text:p>44</text:p>
          </table:table-cell>
          <table:table-cell table:style-name="ce2"/>
          <table:table-cell table:style-name="ce2" table:formula="of:=[.C78]/11011*100" office:value-type="float" office:value="0.3996003996004" calcext:value-type="float">
            <text:p>0.3996003996004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20" calcext:value-type="float">
            <text:p>20</text:p>
          </table:table-cell>
          <table:table-cell table:style-name="ce2"/>
          <table:table-cell table:style-name="ce2" table:formula="of:=[.C79]/11011*100" office:value-type="float" office:value="0.181636545272909" calcext:value-type="float">
            <text:p>0.181636545272909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19" calcext:value-type="float">
            <text:p>19</text:p>
          </table:table-cell>
          <table:table-cell table:style-name="ce2"/>
          <table:table-cell table:style-name="ce2" table:formula="of:=[.C80]/11011*100" office:value-type="float" office:value="0.172554718009263" calcext:value-type="float">
            <text:p>0.17255471800926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2"/>
          <table:table-cell table:style-name="ce2" table:formula="of:=[.C81]/11011*100" office:value-type="float" office:value="0.154391063481973" calcext:value-type="float">
            <text:p>0.15439106348197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15" calcext:value-type="float">
            <text:p>15</text:p>
          </table:table-cell>
          <table:table-cell table:style-name="ce2"/>
          <table:table-cell table:style-name="ce2" table:formula="of:=[.C82]/11011*100" office:value-type="float" office:value="0.136227408954682" calcext:value-type="float">
            <text:p>0.13622740895468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15" calcext:value-type="float">
            <text:p>15</text:p>
          </table:table-cell>
          <table:table-cell table:style-name="ce2"/>
          <table:table-cell table:style-name="ce2" table:formula="of:=[.C83]/11011*100" office:value-type="float" office:value="0.136227408954682" calcext:value-type="float">
            <text:p>0.136227408954682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5" office:value-type="float" office:value="14" calcext:value-type="float">
            <text:p>14</text:p>
          </table:table-cell>
          <table:table-cell table:style-name="ce2"/>
          <table:table-cell table:style-name="ce2" table:formula="of:=[.C84]/11011*100" office:value-type="float" office:value="0.127145581691036" calcext:value-type="float">
            <text:p>0.127145581691036</text:p>
          </table:table-cell>
          <table:table-cell table:style-name="ce2"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C85]/11011*100" office:value-type="float" office:value="0.0635727908455181" calcext:value-type="float">
            <text:p>0.0635727908455181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C86]/11011*100" office:value-type="float" office:value="0.0726546181091636" calcext:value-type="float">
            <text:p>0.0726546181091636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87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[.C88]/11011*100" office:value-type="float" office:value="0.326945781491236" calcext:value-type="float">
            <text:p>0.326945781491236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89]/11011*100" office:value-type="float" office:value="0.0999000999000999" calcext:value-type="float">
            <text:p>0.0999000999000999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90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91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6" table:formula="of:=SUM([.C92:.C101])" office:value-type="float" office:value="313" calcext:value-type="float">
            <text:p>313</text:p>
          </table:table-cell>
          <table:table-cell table:formula="of:=[.C92]/11011*100" office:value-type="float" office:value="0.581236944873308" calcext:value-type="float">
            <text:p>0.581236944873308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C93]/11011*100" office:value-type="float" office:value="0.435927708654981" calcext:value-type="float">
            <text:p>0.435927708654981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C94]/11011*100" office:value-type="float" office:value="0.417764054127691" calcext:value-type="float">
            <text:p>0.417764054127691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C95]/11011*100" office:value-type="float" office:value="0.417764054127691" calcext:value-type="float">
            <text:p>0.417764054127691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[.C96]/11011*100" office:value-type="float" office:value="0.326945781491236" calcext:value-type="float">
            <text:p>0.326945781491236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[.C97]/11011*100" office:value-type="float" office:value="0.217963854327491" calcext:value-type="float">
            <text:p>0.217963854327491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[.C98]/11011*100" office:value-type="float" office:value="0.1998001998002" calcext:value-type="float">
            <text:p>0.1998001998002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[.C99]/11011*100" office:value-type="float" office:value="0.154391063481973" calcext:value-type="float">
            <text:p>0.154391063481973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100]/11011*100" office:value-type="float" office:value="0.0454091363182272" calcext:value-type="float">
            <text:p>0.0454091363182272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C101]/11011*100" office:value-type="float" office:value="0.0454091363182272" calcext:value-type="float">
            <text:p>0.0454091363182272</text:p>
          </table:table-cell>
          <table:table-cell table:number-columns-repeated="1019"/>
        </table:table-row>
      </table:table>
      <table:table table:name="Sheet4" table:style-name="ta2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0" calcext:value-type="float">
            <text:p>570</text:p>
          </table:table-cell>
        </table:table-row>
      </table:table>
      <table:named-expressions/>
      <table:database-ranges>
        <table:database-range table:name="__Anonymous_Sheet_DB__0" table:target-range-address="Sheet3.A2:Sheet3.C10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Sheet4.A4:Sheet4.B10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2:16:52.725156851</meta:creation-date>
    <dc:date>2023-06-16T14:58:47.241811145</dc:date>
    <meta:editing-duration>PT10M9S</meta:editing-duration>
    <meta:editing-cycles>2</meta:editing-cycles>
    <meta:generator>LibreOffice/7.3.7.2$Linux_X86_64 LibreOffice_project/30$Build-2</meta:generator>
    <meta:document-statistic meta:table-count="2" meta:cell-count="511" meta:object-count="0"/>
  </office:meta>
</office:document-meta>
</file>